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a35a" officeooo:paragraph-rsid="001aa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ias Pennino</text:p>
      <text:p text:style-name="P1"/>
      <text:p text:style-name="P1">15)a- si, siempre que se tenga la seguridad o sopsecha de que el trabajador a realizado un robo</text:p>
      <text:p text:style-name="P1">b- debe estar presente el representante de los trabajadores, y se debe respetar lo maximo posible la dignidad e intimidad del trabajador</text:p>
      <text:p text:style-name="P1">c-la empresa puede enviar a personal medico a revisar a ese trabajador</text:p>
      <text:p text:style-name="P1"/>
      <text:p text:style-name="P1">16)a-puede sancionarlo, segun el tipo de falta establecida en el convenio colectivo</text:p>
      <text:p text:style-name="P1">b, c-el trabajador puede reclamar ante el juzgado, en un plazo de 20 dias</text:p>
      <text:p text:style-name="P1"/>
      <text:p text:style-name="P1">17)a-la unica medida legal que puede tomar la empresa es la suspension</text:p>
      <text:p text:style-name="P1">b-si, ha prescrito</text:p>
      <text:p text:style-name="P1">c-dispone de 20 dias</text:p>
      <text:p text:style-name="P1"/>
      <text:p text:style-name="P1">19)a- Deberian ir a reclamar al juzgado de lo social</text:p>
      <text:p text:style-name="P1">b- Deberian ir a una audiencia nacional</text:p>
      <text:p text:style-name="P1">c- Si no estuviesen conformes tienen que ir al tribunal supre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0:54:13.922000000</meta:creation-date>
    <dc:date>2023-10-11T11:00:18.816000000</dc:date>
    <meta:editing-duration>PT6M5S</meta:editing-duration>
    <meta:editing-cycles>1</meta:editing-cycles>
    <meta:document-statistic meta:table-count="0" meta:image-count="0" meta:object-count="0" meta:page-count="1" meta:paragraph-count="12" meta:word-count="127" meta:character-count="733" meta:non-whitespace-character-count="618"/>
    <meta:generator>LibreOffice/7.6.0.3$Windows_X86_64 LibreOffice_project/69edd8b8ebc41d00b4de3915dc82f8f0fc3b6265</meta:generator>
  </office:meta>
</office:document-meta>
</file>